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Bold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3" svg:font-family="'DejaVu Sans Mono'" style:font-adornments="Oblique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style:font-name="DejaVu Sans Mono"/>
    </style:style>
    <style:style style:name="P4" style:family="paragraph" style:parent-style-name="Text_20_body">
      <style:text-properties style:font-name="DejaVu Sans Mono1" fo:language="ru" fo:country="RU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text-properties style:font-name="Times New Roman" fo:language="en" fo:country="US"/>
    </style:style>
    <style:style style:name="P7" style:family="paragraph" style:parent-style-name="Text_20_body">
      <style:text-properties style:font-name="DejaVu Sans Mono2" fo:language="ru" fo:country="RU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ru" fo:country="RU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DejaVu Sans Mono2" fo:language="ru" fo:country="RU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DejaVu Sans Mono2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5" style:family="paragraph" style:parent-style-name="Heading_20_3">
      <style:paragraph-properties fo:margin-left="0cm" fo:margin-right="0cm" fo:text-indent="0cm" style:auto-text-indent="false"/>
      <style:text-properties fo:language="ru" fo:country="RU"/>
    </style:style>
    <style:style style:name="P16" style:family="paragraph" style:parent-style-name="Heading_20_2">
      <style:text-properties fo:language="ru" fo:country="RU"/>
    </style:style>
    <style:style style:name="P17" style:family="paragraph" style:parent-style-name="Heading_20_2" style:list-style-name="L2">
      <style:text-properties style:font-name="DejaVu Sans Mono2" fo:font-size="12pt" fo:language="ru" fo:country="RU" style:font-size-asian="12pt" style:font-size-complex="12pt"/>
    </style:style>
    <style:style style:name="P18" style:family="paragraph" style:parent-style-name="Heading_20_2" style:list-style-name="L2">
      <style:text-properties style:font-name="DejaVu Sans Mono2" fo:font-size="12pt" fo:language="en" fo:country="US" style:font-size-asian="12pt" style:font-size-complex="12pt"/>
    </style:style>
    <style:style style:name="P19" style:family="paragraph" style:parent-style-name="Heading_20_2">
      <style:text-properties style:font-name="Times New Roman" fo:language="ru" fo:country="RU"/>
    </style:style>
    <style:style style:name="P20" style:family="paragraph" style:parent-style-name="Heading_20_2">
      <style:text-properties fo:language="en" fo:country="US"/>
    </style:style>
    <style:style style:name="P21" style:family="paragraph" style:parent-style-name="Heading_20_1">
      <style:text-properties fo:language="ru" fo:country="RU"/>
    </style:style>
    <style:style style:name="P22" style:family="paragraph" style:parent-style-name="Text_20_body">
      <style:text-properties fo:language="ru" fo:country="RU"/>
    </style:style>
    <style:style style:name="P23" style:family="paragraph" style:parent-style-name="Text_20_body" style:list-style-name="L1">
      <style:text-properties fo:language="ru" fo:country="RU"/>
    </style:style>
    <style:style style:name="P24" style:family="paragraph" style:parent-style-name="Text_20_body" style:list-style-name="L5">
      <style:text-properties fo:language="ru" fo:country="RU"/>
    </style:style>
    <style:style style:name="P25" style:family="paragraph" style:parent-style-name="Text_20_body" style:list-style-name="L3"/>
    <style:style style:name="P26" style:family="paragraph" style:parent-style-name="Text_20_body" style:list-style-name="L3">
      <style:text-properties fo:language="en" fo:country="US"/>
    </style:style>
    <style:style style:name="P27" style:family="paragraph" style:parent-style-name="Text_20_body" style:list-style-name="L4"/>
    <style:style style:name="P28" style:family="paragraph" style:parent-style-name="Text_20_body" style:list-style-name="L4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4">
      <style:paragraph-properties fo:text-align="center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5">
      <style:paragraph-properties fo:text-align="center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8">
      <style:paragraph-properties fo:text-align="center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5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8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font-name="Arial1" fo:font-size="11pt" fo:language="ru" fo:country="RU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font-name="DejaVu Sans Mono2" fo:font-size="11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text-align="center" style:justify-single-word="false"/>
      <style:text-properties fo:font-variant="normal" fo:text-transform="none" fo:color="#000000" style:font-name="DejaVu Sans Mono2" fo:font-size="10.5pt" fo:letter-spacing="normal" fo:font-style="normal" fo:font-weight="normal"/>
    </style:style>
    <style:style style:name="P37" style:family="paragraph" style:parent-style-name="Text_20_body" style:list-style-name="L5"/>
    <style:style style:name="P38" style:family="paragraph" style:parent-style-name="Text_20_body" style:list-style-name="L4">
      <style:paragraph-properties fo:text-align="center" style:justify-single-word="false"/>
    </style:style>
    <style:style style:name="P39" style:family="paragraph" style:parent-style-name="Text_20_body" style:list-style-name="L5">
      <style:paragraph-properties fo:text-align="center" style:justify-single-word="false"/>
    </style:style>
    <style:style style:name="P40" style:family="paragraph" style:parent-style-name="Text_20_body" style:list-style-name="L8">
      <style:paragraph-properties fo:text-align="center" style:justify-single-word="false"/>
    </style:style>
    <style:style style:name="P41" style:family="paragraph" style:parent-style-name="Text_20_body" style:list-style-name="L8">
      <style:paragraph-properties fo:text-align="start" style:justify-single-word="false"/>
    </style:style>
    <style:style style:name="P42" style:family="paragraph" style:parent-style-name="Text_20_body" style:list-style-name="L8"/>
    <style:style style:name="P43" style:family="paragraph" style:parent-style-name="Text_20_body" style:list-style-name="L8">
      <style:paragraph-properties fo:text-align="start" style:justify-single-word="false"/>
      <style:text-properties fo:font-size="12pt" style:font-size-asian="12pt" style:font-size-complex="12pt"/>
    </style:style>
    <style:style style:name="P4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5" style:family="paragraph" style:parent-style-name="Text_20_body">
      <style:paragraph-properties fo:margin-left="1.251cm" fo:margin-right="0cm" fo:text-indent="0cm" style:auto-text-indent="false"/>
    </style:style>
    <style:style style:name="P46" style:family="paragraph" style:parent-style-name="Preformatted_20_Text">
      <style:paragraph-properties fo:margin-left="1.251cm" fo:margin-right="0cm" fo:text-indent="0cm" style:auto-text-indent="false"/>
      <style:text-properties fo:font-variant="normal" fo:text-transform="none" fo:color="#000000" style:font-name="DejaVu Sans Mono2" fo:font-size="10.5pt" fo:letter-spacing="normal" fo:language="ru" fo:country="RU" fo:font-style="normal" fo:font-weight="normal"/>
    </style:style>
    <style:style style:name="P47" style:family="paragraph" style:parent-style-name="Preformatted_20_Text">
      <style:paragraph-properties fo:margin-left="1.251cm" fo:margin-right="0cm" fo:text-align="center" style:justify-single-word="false" fo:text-indent="0cm" style:auto-text-indent="false"/>
      <style:text-properties fo:font-variant="normal" fo:text-transform="none" fo:color="#000000" style:font-name="DejaVu Sans Mono2" fo:font-size="10.5pt" fo:letter-spacing="normal" fo:language="ru" fo:country="RU" fo:font-style="normal" fo:font-weight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DejaVu Sans Mono3" fo:language="en" fo:country="US" fo:font-style="italic" style:font-style-asian="italic" style:font-style-complex="italic"/>
    </style:style>
    <style:style style:name="T4" style:family="text">
      <style:text-properties style:font-name="DejaVu Sans Mono2"/>
    </style:style>
    <style:style style:name="T5" style:family="text">
      <style:text-properties style:font-name="DejaVu Sans Mono2" fo:language="en" fo:country="US"/>
    </style:style>
    <style:style style:name="T6" style:family="text">
      <style:text-properties style:font-name="DejaVu Sans Mono2" fo:letter-spacing="normal" fo:language="en" fo:country="US"/>
    </style:style>
    <style:style style:name="T7" style:family="text">
      <style:text-properties style:font-name="Arial" fo:language="en" fo:country="US"/>
    </style:style>
    <style:style style:name="T8" style:family="text">
      <style:text-properties fo:font-variant="normal" fo:text-transform="none" fo:color="#000000" style:text-line-through-style="none" style:font-name="Arial1" fo:font-size="11pt" fo:language="ru" fo:country="RU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1" fo:font-size="11pt" fo:language="en" fo:country="US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DejaVu Sans Mono2" fo:font-size="11pt" fo:language="en" fo:country="US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font-name="DejaVu Sans Mono2" fo:font-size="11pt" fo:letter-spacing="normal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T12" style:family="text">
      <style:text-properties fo:font-variant="normal" fo:text-transform="none" fo:color="#000000" style:text-line-through-style="none" style:font-name="Times New Roman" fo:font-size="11pt" fo:letter-spacing="normal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T13" style:family="text">
      <style:text-properties fo:font-variant="normal" fo:text-transform="none" fo:color="#000000" style:font-name="Arial1" fo:font-style="normal"/>
    </style:style>
    <style:style style:name="T14" style:family="text">
      <style:text-properties fo:font-variant="normal" fo:text-transform="none" fo:color="#000000" style:font-name="Times New Roman" fo:letter-spacing="normal" fo:language="ru" fo:country="RU" fo:font-style="normal" fo:font-weight="normal"/>
    </style:style>
    <style:style style:name="T15" style:family="text">
      <style:text-properties fo:font-variant="normal" fo:text-transform="none" fo:color="#000000" style:font-name="Times New Roman" fo:letter-spacing="normal" fo:language="en" fo:country="US" fo:font-style="normal" fo:font-weight="normal"/>
    </style:style>
    <style:style style:name="T16" style:family="text">
      <style:text-properties fo:font-variant="normal" fo:text-transform="none" fo:color="#1155cc" style:text-line-through-style="none" style:font-name="Arial1" fo:font-size="11pt" fo:language="en" fo:country="US" fo:font-style="normal" style:text-underline-style="solid" style:text-underline-width="auto" style:text-underline-color="font-color" fo:font-weight="normal" style:text-blinking="false" fo:background-color="transparent"/>
    </style:style>
    <style:style style:name="T17" style:family="text">
      <style:text-properties fo:font-variant="normal" fo:text-transform="none" fo:color="#1155cc" style:text-line-through-style="none" style:font-name="DejaVu Sans Mono2" fo:font-size="11pt" fo:language="en" fo:country="US" fo:font-style="normal" style:text-underline-style="solid" style:text-underline-width="auto" style:text-underline-color="font-color" fo:font-weight="normal" style:text-blinking="false" fo:background-color="transparent"/>
    </style:style>
    <style:style style:name="T18" style:family="text">
      <style:text-properties style:font-name="Arial1" fo:font-size="11pt" fo:font-style="normal" fo:font-weight="normal"/>
    </style:style>
    <style:style style:name="T19" style:family="text">
      <style:text-properties style:font-name="Times New Roman" fo:letter-spacing="normal"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Утилита <text:span text:style-name="T1">ilogger</text:span></text:p>
      <text:h text:style-name="Heading_20_1" text:outline-level="1">Описание</text:h>
      <text:p text:style-name="Text_20_body"><text:span text:style-name="T2">Консольная утилита </text:span><text:span text:style-name="T1">ilogger </text:span><text:span text:style-name="T2">перехватывает управляющие действия пользователя и сохраняет их в </text:span><text:span text:style-name="T1">stdout.</text:span></text:p>
      <text:p text:style-name="Text_20_body"><text:span text:style-name="T1"><text:s/></text:span><text:span text:style-name="T2">Под «управляющими действиями» понимаются следующие события:</text:span></text:p>
      <text:list xml:id="list6717536000396747290" text:style-name="L1">
        <text:list-item>
          <text:p text:style-name="P23">нажатие/отпускание клавиши на клавиатуре,</text:p>
        </text:list-item>
        <text:list-item>
          <text:p text:style-name="P23">нажатие/отпускание левой/средней/правой кнопки мыши,</text:p>
        </text:list-item>
        <text:list-item>
          <text:p text:style-name="P23">вращение колеса мыши,</text:p>
        </text:list-item>
        <text:list-item>
          <text:p text:style-name="P23">перемещение указателя мыши по экрану.</text:p>
        </text:list-item>
      </text:list>
      <text:p text:style-name="P1">Каждое действие сохраняется в <text:span text:style-name="T1">stdout </text:span>как отдельная запись, которая выводится в текстовом или бинарном формате (в зависимости от значения опции <text:span text:style-name="T1"><text:s/></text:span><text:span text:style-name="T3">--ioformat</text:span><text:span text:style-name="T1">, </text:span>см ниже).</text:p>
      <text:p text:style-name="P1">Одновременно утилита читает свой <text:span text:style-name="T1">stdin. </text:span>Каждая запись из стандартного ввода также являет собой «действие пользователя» в таком же формате. <text:s/>Утилита имитирует эти действия (в дальнейшем называемые «собственными»), как будто их совершил пользователь.</text:p>
      <text:p text:style-name="P1">Собственные действия также перехватываются и логгируются или не лоогируются в <text:span text:style-name="T1">stdout </text:span>(в зависимости от значения опции <text:span text:style-name="T1"><text:s/></text:span><text:span text:style-name="T3">--ownaction</text:span><text:span text:style-name="T1">, </text:span>см ниже)</text:p>
      <text:h text:style-name="Heading_20_1" text:outline-level="1">Записи ввода/вывода</text:h>
      <text:h text:style-name="Heading_20_2" text:outline-level="2">События клавиатуры</text:h>
      <text:h text:style-name="Heading_20_3" text:outline-level="3">Текстовый формат</text:h>
      <text:p text:style-name="P1">Нажатию/отпусканию клавиши соответствуют строки:</text:p>
      <text:p text:style-name="P3"><text:span text:style-name="T2">Key press: </text:span><text:span text:style-name="T1">n</text:span></text:p>
      <text:p text:style-name="P3"><text:span text:style-name="T2">Key release: </text:span><text:span text:style-name="T1">n</text:span></text:p>
      <text:p text:style-name="P1">где <text:span text:style-name="T1">n – </text:span>число идентифицирующее нажатую/отпущенную клавишу.</text:p>
      <text:h text:style-name="Heading_20_3" text:outline-level="3">Бинарный формат</text:h>
      <text:p text:style-name="P2">'ilog' – <text:span text:style-name="T2">сигнатура, 4бт</text:span></text:p>
      <text:p text:style-name="P1">00/01 — действие пользователя/собственное, 1бт</text:p>
      <text:p text:style-name="P1">01 — клавиатура, 1бт</text:p>
      <text:p text:style-name="P2"><text:span text:style-name="T2">00/01 — </text:span>press/release, 1<text:span text:style-name="T2">бт</text:span></text:p>
      <text:p text:style-name="P2">n – <text:span text:style-name="T2">номер клавиши, 2бт</text:span></text:p>
      <text:h text:style-name="Heading_20_2" text:outline-level="2"><text:soft-page-break/>Кнопки мыши</text:h>
      <text:h text:style-name="Heading_20_3" text:outline-level="3">Текстовый формат</text:h>
      <text:p text:style-name="P1">Нажатию/отпусканию кнопки мыши соответствуют строки:</text:p>
      <text:p text:style-name="P4">Mouse button press: <text:span text:style-name="T1">LEFT</text:span></text:p>
      <text:p text:style-name="P4">Mouse button press: <text:span text:style-name="T1">MIDDLE</text:span></text:p>
      <text:p text:style-name="P4">Mouse button press: RIGHT</text:p>
      <text:p text:style-name="P4">Mouse button release: <text:span text:style-name="T1">LEFT</text:span></text:p>
      <text:p text:style-name="P4">Mouse button release: <text:span text:style-name="T1">MIDDLE</text:span></text:p>
      <text:p text:style-name="P4">Mouse button release: RIGHT</text:p>
      <text:h text:style-name="Heading_20_3" text:outline-level="3"><text:bookmark-start text:name="__RefNumPara__160_1486483486"/>Бинарный формат<text:bookmark-end text:name="__RefNumPara__160_1486483486"/></text:h>
      <text:p text:style-name="P2">'ilog' – <text:span text:style-name="T2">сигнатура, 4бт</text:span></text:p>
      <text:p text:style-name="P1">00/01 — действие пользователя/собственное, 1бт</text:p>
      <text:p text:style-name="P2"><text:span text:style-name="T2">0</text:span>0<text:span text:style-name="T2"> — мышь, 1бт</text:span></text:p>
      <text:p text:style-name="P2"><text:span text:style-name="T2">00/01 — </text:span>press/release, 1<text:span text:style-name="T2">бт</text:span></text:p>
      <text:p text:style-name="P1">01/02/03 — кнопка <text:span text:style-name="T1">LEFT/MIDDLE/RIGHT, </text:span>1бт</text:p>
      <text:h text:style-name="P16" text:outline-level="2">Колесо мыши</text:h>
      <text:h text:style-name="P15" text:outline-level="3"><text:s/>Текстовый формат</text:h>
      <text:p text:style-name="P8">Вращению колеса мыши соответствуют строки:</text:p>
      <text:p text:style-name="P9">Mouse wheel: UP</text:p>
      <text:p text:style-name="P9">Mouse wheel: <text:span text:style-name="T1">DOWN</text:span></text:p>
      <text:h text:style-name="P15" text:outline-level="3"><text:s/>Бинарный формат</text:h>
      <text:p text:style-name="P2">'ilog' – <text:span text:style-name="T2">сигнатура, 4бт</text:span></text:p>
      <text:p text:style-name="P1">00/01 — действие пользователя/собственное, 1бт</text:p>
      <text:p text:style-name="P2"><text:span text:style-name="T2">0</text:span>0<text:span text:style-name="T2"> — мышь, 1бт</text:span></text:p>
      <text:p text:style-name="P2"><text:span text:style-name="T2">0</text:span>2<text:span text:style-name="T2"> — </text:span>wheel, 1<text:span text:style-name="T2">бт</text:span></text:p>
      <text:p text:style-name="P10">00/01 – down/up, <text:span text:style-name="T2">1бт</text:span></text:p>
      <text:h text:style-name="P16" text:outline-level="2">Перемещение указателя мыши</text:h>
      <text:h text:style-name="P15" text:outline-level="3">Текстовый формат</text:h>
      <text:p text:style-name="P8">Перемещению указателя мыши соответствуют строки:</text:p>
      <text:p text:style-name="P9"><text:soft-page-break/>Mouse move: X<text:span text:style-name="T1">=nx,</text:span> Y=<text:span text:style-name="T1">ny</text:span></text:p>
      <text:p text:style-name="P9">где <text:span text:style-name="T1">nx, ny -</text:span>координаты указателя в пикселях.</text:p>
      <text:h text:style-name="P15" text:outline-level="3"><text:s/>Бинарный формат</text:h>
      <text:p text:style-name="P2">'ilog' – <text:span text:style-name="T2">сигнатура, 4бт</text:span></text:p>
      <text:p text:style-name="P1">00/01 — действие пользователя/собственное, 1бт</text:p>
      <text:p text:style-name="P2"><text:span text:style-name="T2">0</text:span>0<text:span text:style-name="T2"> — мышь, 1бт</text:span></text:p>
      <text:p text:style-name="P2"><text:span text:style-name="T2">03 — </text:span>mov<text:span text:style-name="T2">e, 1бт</text:span></text:p>
      <text:p text:style-name="P10"><text:span text:style-name="T2">nx –</text:span> x <text:span text:style-name="T2">координата, 4бт</text:span></text:p>
      <text:p text:style-name="P10"><text:span text:style-name="T2">n</text:span>y<text:span text:style-name="T2"> –</text:span> y <text:span text:style-name="T2">координата, 4бт</text:span></text:p>
      <text:h text:style-name="Heading_20_1" text:outline-level="1">Опции утилиты</text:h>
      <text:p text:style-name="Text_20_body">Утилита воспринимает следующие опции:</text:p>
      <text:list xml:id="list6672913686576784393" text:style-name="L2">
        <text:list-item>
          <text:list>
            <text:list-item>
              <text:h text:style-name="P17" text:outline-level="2">--<text:span text:style-name="T1">skip n</text:span></text:h>
            </text:list-item>
            <text:list-item>
              <text:h text:style-name="P18" text:outline-level="2">--ioformat &lt;format&gt;</text:h>
            </text:list-item>
            <text:list-item>
              <text:h text:style-name="P18" text:outline-level="2">--ownaction &lt;method&gt;</text:h>
            </text:list-item>
          </text:list>
        </text:list-item>
      </text:list>
      <text:h text:style-name="P16" text:outline-level="2">Опция -<text:span text:style-name="T4">-</text:span><text:span text:style-name="T5">skip n</text:span></text:h>
      <text:p text:style-name="P5">Определяет паузы между выводами утилиты. После перехвата (и вывода в <text:span text:style-name="T1">stdout) </text:span>очередного события, утилита отчитывает «молчаливый период» продолжительностью <text:span text:style-name="T1">n миллисекунд.</text:span> В течении этого периода события (как пользователя, так и «собственные») перехватываются, но в<text:span text:style-name="T1"> sdtdout </text:span>не выводятся.</text:p>
      <text:p text:style-name="P5">По истечение молчаливого периода, в <text:span text:style-name="T1">stdout </text:span>выводится 1 событие и начинается новый период.</text:p>
      <text:p text:style-name="P5">Допустимые значения: <text:span text:style-name="T1">0 – 1000, </text:span>умолчание: <text:span text:style-name="T1">0.</text:span></text:p>
      <text:h text:style-name="P16" text:outline-level="2"><text:span text:style-name="T7">Опция</text:span><text:span text:style-name="T5"> --ioformat &lt;format&gt;</text:span></text:h>
      <text:p text:style-name="P5">Определяет формат ввода/вывода <text:span text:style-name="T1">(</text:span>см выше).</text:p>
      <text:p text:style-name="P5">Допустимые значения:</text:p>
      <text:p text:style-name="P6"><text:span text:style-name="T4">normal</text:span> – <text:span text:style-name="T2">текстовый формат (умолчание)</text:span></text:p>
      <text:p text:style-name="P6"><text:span text:style-name="T4">binary</text:span> – <text:span text:style-name="T2">бинарный формат.</text:span></text:p>
      <text:h text:style-name="P19" text:outline-level="2"><text:span text:style-name="T7">Опция</text:span><text:span text:style-name="T5"> --ownaction &lt;method&gt;</text:span></text:h>
      <text:p text:style-name="P5">Определяет реакцию утилиты на «собственные» события (см. выше).</text:p>
      <text:p text:style-name="P5">Допустимые значения:</text:p>
      <text:p text:style-name="P6"><text:soft-page-break/><text:span text:style-name="T4">normal</text:span> – <text:span text:style-name="T2">вывод собственных событий никак <text:s/>не отличается от событий </text:span><text:span text:style-name="T2">пользователя (умолчание).</text:span></text:p>
      <text:p text:style-name="P6"><text:span text:style-name="T4">skip – </text:span><text:span text:style-name="T2">собственные события не выводятся в </text:span>stdout.</text:p>
      <text:p text:style-name="P6"><text:span text:style-name="T4">highlight</text:span> – <text:span text:style-name="T2">в текстовом формате собственные события выводятся в </text:span>stdout <text:span text:style-name="T2">с префиксом </text:span>'==&gt;', <text:span text:style-name="T2">например</text:span></text:p>
      <text:p text:style-name="P5"/>
      <text:p text:style-name="P7">==&gt;Key press: 116</text:p>
      <text:p text:style-name="P7">==&gt;Key release: 116</text:p>
      <text:p text:style-name="P7"/>
      <text:p text:style-name="P5">В бинарном формате 1й байт после сигнатуры (источник события) устанавливается в 01 (см выше).</text:p>
      <text:h text:style-name="P21" text:outline-level="1">Сборка утилиты из исходников</text:h>
      <text:h text:style-name="P16" text:outline-level="2">Платформы</text:h>
      <text:p text:style-name="P1">Утилита может быть собрана и исполнена на следующих платформах:</text:p>
      <text:list xml:id="list337040934375291590" text:style-name="L3">
        <text:list-item>
          <text:p text:style-name="P26">Windows<text:span text:style-name="T2">: автор использовал Windows 11, но, видимо, все будет работать и на других (не слишком древних) версиях.</text:span></text:p>
        </text:list-item>
        <text:list-item>
          <text:p text:style-name="P26"><text:span text:style-name="T2"><text:s/></text:span>Linux: <text:span text:style-name="T2"><text:s/>автор использовал </text:span>Ubuntu 22.04<text:span text:style-name="T2">, но, видимо, все будет работать и на других (не слишком древних) версиях.</text:span></text:p>
        </text:list-item>
        <text:list-item>
          <text:p text:style-name="P25"><text:span text:style-name="T1">MacOS: </text:span><text:span text:style-name="T2"><text:s/>автор использовал </text:span><text:bookmark text:name="docs-internal-guid-b90a52ca-7fff-7361-e0dd-d75f05053b92"/><text:span text:style-name="T8">MacOS Ventura 13.0</text:span><text:span text:style-name="T2"> , но, видимо, все будет работать и на других (не слишком древних) версиях.</text:span></text:p>
        </text:list-item>
      </text:list>
      <text:h text:style-name="P20" text:outline-level="2">K<text:span text:style-name="T2">омпилятор</text:span></text:h>
      <text:p text:style-name="Text_20_body"><text:span text:style-name="T2">Утилита написана на С++. В текстах использованы некоторые средства (</text:span><text:span text:style-name="T1">thread, chrono) </text:span><text:span text:style-name="T2">из Стандарта С++11. <text:s/>Соответственно, компилятор должен поддерживать -</text:span><text:span text:style-name="T1">std=c++11 </text:span><text:span text:style-name="T2">или более позднюю версию.</text:span></text:p>
      <text:h text:style-name="P20" text:outline-level="2">Windows</text:h>
      <text:p text:style-name="P1">Для сборки под <text:span text:style-name="T1">Windows </text:span>необходимо:</text:p>
      <text:list xml:id="list1362833153744594071" text:style-name="L5">
        <text:list-item>
          <text:p text:style-name="P24">Установить <text:span text:style-name="T1">git, </text:span><text:a xlink:type="simple" xlink:href="https://git-scm.com/download/win" text:style-name="Internet_20_link" text:visited-style-name="Visited_20_Internet_20_Link">https://git-scm.com/download/win</text:a></text:p>
        </text:list-item>
        <text:list-item>
          <text:p text:style-name="P24">Настроить специфичную для Винды обработку строк в <text:span text:style-name="T1">git:</text:span></text:p>
        </text:list-item>
      </text:list>
      <text:p text:style-name="P47">git config --<text:span text:style-name="T1">global</text:span> core.autocrlf true</text:p>
      <text:p text:style-name="P46"/>
      <text:p text:style-name="P45">Мотивация: <text:a xlink:type="simple" xlink:href="https://tokmakov.msk.ru/blog/item/710" text:style-name="Internet_20_link" text:visited-style-name="Visited_20_Internet_20_Link">https://tokmakov.msk.ru/blog/item/710</text:a></text:p>
      <text:list xml:id="list33336450" text:continue-numbering="true" text:style-name="L5">
        <text:list-item>
          <text:p text:style-name="P37">Установить <text:span text:style-name="T13">MinGW-w64, http://winlibs.com/</text:span> </text:p>
        </text:list-item>
        <text:list-item>
          <text:p text:style-name="P37">Скачать исходники:</text:p>
          <text:p text:style-name="P39"><text:span text:style-name="T10">git clone </text:span><text:a xlink:type="simple" xlink:href="https://github.com/ao-kulpin/ilogger.git" text:style-name="Internet_20_link" text:visited-style-name="Visited_20_Internet_20_Link"><text:span text:style-name="T17">https://github.com/ao-kulpin/ilogger.git</text:span></text:a></text:p>
        </text:list-item>
        <text:list-item>
          <text:p text:style-name="P32"><text:span text:style-name="T1">Зайти (с помощью cd) в папку с исходниками и исполнить </text:span><text:span text:style-name="T2">команду:</text:span></text:p>
          <text:p text:style-name="P30"><text:soft-page-break/><text:span text:style-name="T5">mingw32-make windows</text:span><text:span text:style-name="T1"> </text:span></text:p>
          <text:p text:style-name="P32"><text:span text:style-name="T1">В результате будет построен исполняемый файл </text:span><text:span text:style-name="T5">ilogger.exe</text:span><text:span text:style-name="T1">.</text:span></text:p>
        </text:list-item>
      </text:list>
      <text:h text:style-name="P20" text:outline-level="2">Linux</text:h>
      <text:p text:style-name="P1">Для сборки под <text:span text:style-name="T1">Linux </text:span>необходимо:</text:p>
      <text:list xml:id="list5950744979837533058" text:style-name="L8">
        <text:list-item>
          <text:p text:style-name="P42"><text:span text:style-name="T2">Установить </text:span><text:span text:style-name="T1">git </text:span><text:span text:style-name="T2">для вашей версии ОС. Например, для </text:span><text:span text:style-name="T1">Ubuntu:</text:span></text:p>
        </text:list-item>
      </text:list>
      <text:p text:style-name="P36">sudo apt update</text:p>
      <text:p text:style-name="P36">sudo apt install git</text:p>
      <text:list xml:id="list33343138" text:continue-numbering="true" text:style-name="L8">
        <text:list-item>
          <text:p text:style-name="P43"><text:span text:style-name="T14">Установить компилятор </text:span><text:span text:style-name="T15">g</text:span><text:span text:style-name="T14">++, если его нет в системе (как правило он уже предустановлен).</text:span></text:p>
        </text:list-item>
        <text:list-item>
          <text:p text:style-name="P42"><text:span text:style-name="T9">Скачать исходники: </text:span></text:p>
          <text:p text:style-name="P40"><text:span text:style-name="T10">git clone </text:span><text:a xlink:type="simple" xlink:href="https://github.com/ao-kulpin/ilogger.git" text:style-name="Internet_20_link" text:visited-style-name="Visited_20_Internet_20_Link"><text:span text:style-name="T17">https://github.com/ao-kulpin/ilogger.git</text:span></text:a></text:p>
        </text:list-item>
        <text:list-item>
          <text:p text:style-name="P33"><text:bookmark text:name="docs-internal-guid-c2e0d59f-7fff-bdc4-ed6b-78c3713144c11"/><text:span text:style-name="T1">Зайти (с помощью cd) в папку с исходниками и исполнить </text:span><text:span text:style-name="T2">команду:</text:span></text:p>
          <text:p text:style-name="P31"><text:span text:style-name="T5">make linux</text:span></text:p>
          <text:p text:style-name="P41"><text:span text:style-name="T12">В результате будет построен исполняемый файл </text:span><text:span text:style-name="T11">ilogger</text:span><text:span text:style-name="T12">.</text:span></text:p>
        </text:list-item>
      </text:list>
      <text:h text:style-name="P20" text:outline-level="2">MacOS</text:h>
      <text:p text:style-name="Standard"><text:bookmark text:name="docs-internal-guid-f9dedd5b-7fff-d982-4389-8c76c686e1b7"/><text:span text:style-name="T9">Для сборки </text:span><text:span text:style-name="T8">на </text:span><text:span text:style-name="T9">MacOS необходимо:</text:span></text:p>
      <text:list xml:id="list2948544053305322276" text:style-name="L4">
        <text:list-item>
          <text:p text:style-name="P27"><text:bookmark text:name="docs-internal-guid-bd3c80a8-7fff-d1f9-44e4-b35289a2f585"/><text:span text:style-name="T9">Установить пакет Xcode Command Line Tools, (см </text:span><text:a xlink:type="simple" xlink:href="https://www.freecodecamp.org/news/install-xcode-command-line-tools/" text:style-name="Internet_20_link" text:visited-style-name="Visited_20_Internet_20_Link">https://www.freecodecamp.org/news/install-xcode-command-line-tools/</text:a><text:span text:style-name="T16">)</text:span><text:span text:style-name="T9">. Этот пакет  содержит все инструменты, необходимые для скачивания (git) и компиляции (make, g++)  исходников. </text:span></text:p>
        </text:list-item>
        <text:list-item>
          <text:p text:style-name="P27"><text:bookmark text:name="docs-internal-guid-20caa8e9-7fff-60d6-d4a3-8c5bd5645a44"/><text:span text:style-name="T9">Скачать исходники: </text:span></text:p>
          <text:p text:style-name="P38"><text:span text:style-name="T10">git clone </text:span><text:a xlink:type="simple" xlink:href="https://github.com/ao-kulpin/ilogger.git" text:style-name="Internet_20_link" text:visited-style-name="Visited_20_Internet_20_Link"><text:span text:style-name="T17">https://github.com/ao-kulpin/ilogger.git</text:span></text:a></text:p>
        </text:list-item>
        <text:list-item>
          <text:p text:style-name="P28"><text:bookmark text:name="docs-internal-guid-c2e0d59f-7fff-bdc4-ed6b-78c3713144c1"/><text:span text:style-name="T1">Зайти (с помощью cd) в папку с исходниками и исполнить </text:span><text:span text:style-name="T2">команду:</text:span></text:p>
          <text:p text:style-name="P29"><text:span text:style-name="T5">make macos</text:span><text:span text:style-name="T1"> </text:span></text:p>
          <text:p text:style-name="P28"><text:span text:style-name="T1">В результате будет построен исполняемый файл </text:span><text:span text:style-name="T5">ilogger.app</text:span><text:span text:style-name="T1">.</text:span></text:p>
        </text:list-item>
      </text:list>
      <text:h text:style-name="Heading_20_1" text:outline-level="1">Исполнение утилиты</text:h>
      <text:h text:style-name="P20" text:outline-level="2">Linux</text:h>
      <text:h text:style-name="Heading_20_2" text:outline-level="2">MacOS</text:h>
      <text:p text:style-name="Text_20_body"><text:bookmark text:name="docs-internal-guid-6fc0ef68-7fff-bd34-ee42-f4dd79c59a0c"/><text:span text:style-name="T9">Перехват и генерация системных событий считается в MacOS  “опасной” операцией, которая требует специальных разрешений. В отсутствие оных ilogger выдает </text:span><text:span text:style-name="T8">сообщение</text:span></text:p>
      <text:p text:style-name="P34"/>
      <text:p text:style-name="P35">Failed to create event tap</text:p>
      <text:p text:style-name="P11"> <text:span text:style-name="T18">и аварийно завершается.</text:span></text:p>
      <text:p text:style-name="P14"><text:bookmark text:name="docs-internal-guid-c0c448a2-7fff-8e27-a595-fba93790c142"/><text:soft-page-break/>Настройка разрешений - это довольно мутная тема. Следование рекомендациям официальной документации к успеху не привела.</text:p>
      <text:p text:style-name="P13">Могу лишь поделиться своим, который сработал моей на конкретной ОС (<text:span text:style-name="T4">MacOS Ventura 13.0</text:span>): </text:p>
      <text:p text:style-name="P13">Зайти в меню системных настроек: </text:p>
      <text:p text:style-name="Text_20_body"/>
      <text:p text:style-name="P12">&lt;Apple&gt; -&gt; &lt;System Settings&gt; -&gt; &lt;Privacy &amp; Security&gt; -&gt; &lt;Accessibility&gt;</text:p>
      <text:p text:style-name="P14"/>
      <text:p text:style-name="P14"><text:bookmark text:name="docs-internal-guid-14059d59-7fff-56e3-5fd5-a556e2403863"/>Откроется список приложений, которым “разрешено управлять этим компьютером”. В этот список я добавил приложение Terminal. После этого ilogger стал успешно запускаться из терминала. </text:p>
      <text:p text:style-name="P13">Добавление в этот список самого приложения ilogger.app положительного эффекта не дает. </text:p>
      <text:p text:style-name="P13">Мутная тема, с которой я до конца не разобрался…</text:p>
      <text:p text:style-name="Text_20_body"><text:line-break/></text:p>
      <text:p text:style-name="P14"/>
      <text:p text:style-name="P14"/>
      <text:p text:style-name="Text_20_body"><text:line-break/></text:p>
      <text:p text:style-name="P13"/>
      <text:p text:style-name="Text_20_body"><text:line-break/></text:p>
      <text:p text:style-name="P2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Bold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3" svg:font-family="'DejaVu Sans Mono'" style:font-adornments="Oblique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32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99cm" fo:margin-right="0cm" fo:text-align="start" style:justify-single-word="false" fo:text-indent="-0.76cm" style:auto-text-indent="false">
        <style:tab-stops/>
      </style:paragraph-properties>
      <style:text-properties fo:font-size="26pt" fo:font-weight="bold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text-align="start" style:justify-single-word="false" fo:text-indent="-0.76cm" style:auto-text-indent="false">
        <style:tab-stops/>
      </style:paragraph-properties>
      <style:text-properties fo:font-size="2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499cm" fo:margin-right="0cm" fo:text-align="start" style:justify-single-word="false" fo:text-indent="-0.76cm" style:auto-text-indent="false">
        <style:tab-stops/>
      </style:paragraph-properties>
      <style:text-properties fo:font-size="16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2-02T11:38:53.96</meta:creation-date>
    <meta:generator>OpenOffice/4.1.14$Win32 OpenOffice.org_project/4114m1$Build-9811</meta:generator>
    <dc:date>2023-12-17T13:08:25.83</dc:date>
    <meta:editing-duration>P2DT4H46M56S</meta:editing-duration>
    <meta:editing-cycles>9</meta:editing-cycles>
    <meta:document-statistic meta:table-count="0" meta:image-count="0" meta:object-count="0" meta:page-count="6" meta:paragraph-count="141" meta:word-count="893" meta:character-count="6315"/>
  </office:meta>
</office:document-meta>
</file>